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draw:auto-grow-height="true" fo:min-height="14.267cm"/>
    </style:style>
    <style:style style:name="pr10" style:family="presentation" style:parent-style-name="Default-outline1" style:list-style-name="L3">
      <style:graphic-properties draw:auto-grow-height="true" fo:min-height="14.267cm"/>
    </style:style>
    <style:style style:name="pr11" style:family="presentation" style:parent-style-name="Default-title">
      <style:graphic-properties fo:min-height="2.927cm"/>
    </style:style>
    <style:style style:name="pr12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1.2cm" fo:margin-right="0cm" fo:text-indent="-0.9cm"/>
      <style:text-properties fo:color="#ffffff"/>
    </style:style>
    <style:style style:name="P12" style:family="paragraph">
      <style:paragraph-properties text:enable-numbering="true" fo:margin-left="1.2cm" fo:margin-right="0cm" fo:text-indent="-0.9cm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text-properties fo:font-size="24pt" fo:font-weight="bold" style:font-size-asian="26pt" style:font-weight-asian="bold" style:font-size-complex="26pt" style:font-weight-complex="bold"/>
    </style:style>
    <style:style style:name="P15" style:family="paragraph">
      <style:paragraph-properties fo:margin-left="1.2cm" fo:margin-right="0cm" fo:text-indent="-0.9cm"/>
      <style:text-properties fo:font-size="32pt" style:font-size-asian="36pt" style:font-size-complex="36pt"/>
    </style:style>
    <style:style style:name="P16" style:family="paragraph">
      <style:paragraph-properties fo:margin-left="1.2cm" fo:margin-right="0cm" fo:text-indent="-0.9cm"/>
      <style:text-properties fo:font-size="24pt" style:font-size-asian="36pt" style:font-size-complex="36pt"/>
    </style:style>
    <style:style style:name="P17" style:family="paragraph">
      <style:paragraph-properties text:enable-numbering="false" fo:margin-left="1.2cm" fo:margin-right="0cm" fo:text-indent="-0.9cm"/>
      <style:text-properties fo:color="#23ff23" fo:font-size="24pt" fo:font-weight="bold"/>
    </style:style>
    <style:style style:name="P18" style:family="paragraph">
      <style:paragraph-properties text:enable-numbering="false" fo:margin-left="1.2cm" fo:margin-right="0cm" fo:text-indent="-0.9cm"/>
      <style:text-properties fo:color="#23ff23" fo:font-size="26pt" fo:font-weight="bold" style:font-size-asian="36pt" style:font-size-complex="36pt"/>
    </style:style>
    <style:style style:name="P19" style:family="paragraph">
      <style:paragraph-properties fo:margin-left="4.8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5" style:family="text">
      <style:text-properties fo:color="#00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23ff23"/>
    </style:style>
    <style:style style:name="T12" style:family="text">
      <style:text-properties fo:color="#23ff23" fo:font-size="24pt" fo:font-weight="bold"/>
    </style:style>
    <style:style style:name="T13" style:family="text">
      <style:text-properties fo:color="#23ff23" fo:font-weight="bold"/>
    </style:style>
    <style:style style:name="T14" style:family="text">
      <style:text-properties fo:color="#cc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font-size="24pt"/>
    </style:style>
    <style:style style:name="T16" style:family="text">
      <style:text-properties fo:color="#ffff00" fo:font-size="24pt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ff00" fo:font-size="26pt" style:font-size-asian="36pt" style:font-size-complex="36pt"/>
    </style:style>
    <style:style style:name="T21" style:family="text">
      <style:text-properties fo:font-size="26pt" style:font-size-asian="36pt" style:font-size-complex="36pt"/>
    </style:style>
    <style:style style:name="T22" style:family="text">
      <style:text-properties fo:color="#ccccff"/>
    </style:style>
    <style:style style:name="T23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ffffff" fo:font-size="26pt" fo:font-weight="normal"/>
    </style:style>
    <style:style style:name="T33" style:family="text">
      <style:text-properties fo:color="#ffff00" fo:font-size="26pt" fo:font-weight="normal"/>
    </style:style>
    <style:style style:name="T34" style:family="text">
      <style:text-properties fo:color="#23ff23" fo:font-size="26pt" fo:font-weight="normal"/>
    </style:style>
    <style:style style:name="T35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font-size="24pt" fo:font-weight="bold" style:font-size-asian="26pt" style:font-weight-asian="bold" style:font-size-complex="26pt" style:font-weight-complex="bold"/>
    </style:style>
    <style:style style:name="T37" style:family="text">
      <style:text-properties fo:color="#ffff00" fo:font-size="24pt" fo:font-weight="bold" style:font-size-asian="26pt" style:font-weight-asian="bold" style:font-size-complex="26pt" style:font-weight-complex="bold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23ff23" fo:font-size="22pt" fo:font-weight="bold" style:font-size-asian="26pt" style:font-size-complex="26pt"/>
    </style:style>
    <style:style style:name="T43" style:family="text">
      <style:text-properties fo:color="#ffff00" fo:font-size="22pt" fo:font-weight="bold" style:font-size-asian="26pt" style:font-size-complex="26pt"/>
    </style:style>
    <style:style style:name="T44" style:family="text">
      <style:text-properties fo:color="#ccccff" fo:font-size="22pt" fo:font-weight="bold" style:font-size-asian="26pt" style:font-size-complex="26pt"/>
    </style:style>
    <style:style style:name="T45" style:family="text">
      <style:text-properties fo:color="#ff8080" fo:font-size="22pt" fo:font-weight="bold" style:font-size-asian="26pt" style:font-size-complex="26pt"/>
    </style:style>
    <style:style style:name="T46" style:family="text">
      <style:text-properties fo:color="#ffff00" fo:font-size="26pt" fo:font-weight="normal" style:font-size-asian="36pt" style:font-size-complex="36pt"/>
    </style:style>
    <style:style style:name="T47" style:family="text">
      <style:text-properties fo:color="#ffffff" fo:font-size="26pt" fo:font-weight="normal" style:font-size-asian="36pt" style:font-size-complex="36pt"/>
    </style:style>
    <style:style style:name="T48" style:family="text">
      <style:text-properties fo:font-size="26pt" style:font-size-asian="32pt" style:font-size-complex="32pt"/>
    </style:style>
    <style:style style:name="T49" style:family="text">
      <style:text-properties fo:color="#ffff00" fo:font-size="26pt" style:font-size-asian="32pt" style:font-size-complex="32pt"/>
    </style:style>
    <style:style style:name="T50" style:family="text">
      <style:text-properties fo:color="#ffffff" fo:font-size="26pt" style:font-size-asian="32pt" style:font-size-complex="32pt"/>
    </style:style>
    <style:style style:name="T51" style:family="text">
      <style:text-properties fo:color="#3deb3d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52" style:family="text">
      <style:text-properties fo:color="#ff808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53" style:family="text">
      <style:text-properties fo:color="#3deb3d" fo:font-size="24pt" fo:font-style="normal" fo:font-weight="bold"/>
    </style:style>
    <style:style style:name="T54" style:family="text">
      <style:text-properties fo:color="#ffff00" fo:font-size="28pt" style:font-size-asian="44pt" style:font-size-complex="44pt"/>
    </style:style>
    <style:style style:name="T55" style:family="text">
      <style:text-properties fo:font-size="28pt" style:font-size-asian="44pt" style:font-size-complex="44pt"/>
    </style:style>
    <style:style style:name="T56" style:family="text">
      <style:text-properties fo:font-size="28pt" style:font-size-asian="40pt" style:font-size-complex="40pt"/>
    </style:style>
    <style:style style:name="T57" style:family="text">
      <style:text-properties fo:color="#ffff00" fo:font-size="28pt" style:font-size-asian="40pt" style:font-size-complex="40pt"/>
    </style:style>
    <style:style style:name="T58" style:family="text">
      <style:text-properties fo:color="#ffff00" fo:font-size="24pt" style:font-size-asian="32pt" style:font-size-complex="32pt"/>
    </style:style>
    <style:style style:name="T59" style:family="text">
      <style:text-properties fo:color="#ffffff" fo:font-size="28pt" style:font-size-asian="36pt" style:font-size-complex="36pt"/>
    </style:style>
    <style:style style:name="T60" style:family="text">
      <style:text-properties fo:color="#ffff00" fo:font-size="28pt" style:font-size-asian="36pt" style:font-size-complex="36pt"/>
    </style:style>
    <style:style style:name="T61" style:family="text">
      <style:text-properties fo:color="#23ff23" fo:font-size="26pt" fo:font-weight="bold" style:font-size-asian="36pt" style:font-size-complex="36pt"/>
    </style:style>
    <style:style style:name="T62" style:family="text">
      <style:text-properties fo:color="#ffffff" fo:font-size="26pt" fo:font-weight="bold" style:font-size-asian="36pt" style:font-size-complex="36pt"/>
    </style:style>
    <style:style style:name="T63" style:family="text">
      <style:text-properties fo:color="#ccccff" fo:font-size="26pt" fo:font-weight="bold" style:font-size-asian="36pt" style:font-size-complex="36pt"/>
    </style:style>
    <style:style style:name="T64" style:family="text">
      <style:text-properties fo:color="#ffcc99" fo:font-size="26pt" fo:font-weight="bold" style:font-size-asian="36pt" style:font-size-complex="36pt"/>
    </style:style>
    <style:style style:name="T65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66" style:family="text">
      <style:text-properties fo:color="#cccc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6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68" style:family="text">
      <style:text-properties fo:color="#ffffff" fo:font-size="28pt" fo:font-weight="normal" style:font-size-asian="36pt" style:font-size-complex="36pt"/>
    </style:style>
    <style:style style:name="T69" style:family="text">
      <style:text-properties fo:color="#ccccff" fo:font-size="28pt" fo:font-weight="normal" style:font-size-asian="36pt" style:font-size-complex="36pt"/>
    </style:style>
    <style:style style:name="T70" style:family="text">
      <style:text-properties fo:color="#ff8080" fo:font-size="26pt" fo:font-weight="bold" style:font-size-asian="36pt" style:font-size-complex="36pt"/>
    </style:style>
    <style:style style:name="T71" style:family="text">
      <style:text-properties fo:color="#ff8080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72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73" style:family="text">
      <style:text-properties fo:color="#cccc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74" style:family="text">
      <style:text-properties fo:color="#3deb3d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75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76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77" style:family="text">
      <style:text-properties fo:color="#ffcc99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78" style:family="text">
      <style:text-properties fo:color="#ffffff" fo:font-size="20pt" fo:font-weight="normal"/>
    </style:style>
    <style:style style:name="T79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functions, ROT13</presentation:footer-decl>
      <presentation:footer-decl presentation:name="ftr2">CMPTxxxx</presentation:footer-decl>
      <presentation:date-time-decl presentation:name="dtd1" presentation:source="fixed">30 Sep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unctions, ROT13 example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30 Sep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me debugging ti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Do <text:span text:style-name="T1">hand-simulation</text:span> on your code</text:p>
              </text:list-item>
              <text:list-item>
                <text:p text:style-name="P4">Use <text:span text:style-name="T1">print</text:span> statements liberally</text:p>
              </text:list-item>
              <text:list-item>
                <text:p text:style-name="P4">Double-check for <text:span text:style-name="T1">off-by-one</text:span> errors</text:p>
                <text:list>
                  <text:list-item>
                    <text:p text:style-name="P5">Especially in counting <text:span text:style-name="T1">loops</text:span><text:span text:style-name="T2">: </text:span><text:span text:style-name="T1">for, range()</text:span></text:p>
                  </text:list-item>
                </text:list>
              </text:list-item>
              <text:list-item>
                <text:p text:style-name="P4">Try a <text:span text:style-name="T1">stub</text:span> program first</text:p>
                <text:list>
                  <text:list-item>
                    <text:p text:style-name="P5">General structure of full program</text:p>
                  </text:list-item>
                  <text:list-item>
                    <text:p text:style-name="P5">Skip over computation/processing</text:p>
                    <text:list>
                      <text:list-item>
                        <text:p text:style-name="P6">Use <text:span text:style-name="T1">dummy</text:span> values for output</text:p>
                      </text:list-item>
                    </text:list>
                  </text:list-item>
                </text:list>
              </text:list-item>
              <text:list-item>
                <text:p text:style-name="P4">Check out the <text:span text:style-name="T1">debugger</text:span> in ID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6cm" presentation:class="title" presentation:user-transformed="true">
          <draw:text-box>
            <text:p text:style-name="P1">Predicates: pre-/post- conditions</text:p>
          </draw:text-box>
        </draw:frame>
        <draw:frame presentation:style-name="pr7" draw:text-style-name="P4" draw:layer="layout" svg:width="25.199cm" svg:height="14.952cm" svg:x="1.4cm" svg:y="4.507cm" presentation:class="outline" presentation:user-transformed="true">
          <draw:text-box>
            <text:p text:style-name="P8"><text:span text:style-name="T3">def</text:span><text:span text:style-name="T4"> </text:span><text:span text:style-name="T5">ASCII_to_char</text:span><text:span text:style-name="T6">(code):</text:span></text:p>
            <text:p text:style-name="P9"><text:span text:style-name="T7">"""Convert from a numerical ASCII code</text:span></text:p>
            <text:p text:style-name="P9"><text:span text:style-name="T7">to the corresponding character.</text:span></text:p>
            <text:p text:style-name="P9"><text:span text:style-name="T7">"""</text:span></text:p>
            <text:p text:style-name="P9"><text:span text:style-name="T8">return</text:span><text:span text:style-name="T7"> </text:span><text:span text:style-name="T9">chr</text:span><text:span text:style-name="T10">(code)</text:span></text:p>
            <text:list text:style-name="L2">
              <text:list-item>
                <text:p text:style-name="P4">The parameter <text:span text:style-name="T11">code</text:span> needs to be &lt;128: either</text:p>
                <text:list>
                  <text:list-item>
                    <text:p text:style-name="P5">State <text:span text:style-name="T1">preconditions</text:span> clearly in docstring:</text:p>
                    <text:list>
                      <text:list-item>
                        <text:p text:style-name="P6"><text:span text:style-name="T12">"""Pre: code is an integer between 1 and 128. <text:s text:c="2"/>Post: returns the corresponding character.”””</text:span></text:p>
                      </text:list-item>
                    </text:list>
                  </text:list-item>
                  <text:list-item>
                    <text:p text:style-name="P5">Or code <text:span text:style-name="T1">error-checking</text:span> in the function:</text:p>
                    <text:list>
                      <text:list-item>
                        <text:p text:style-name="P6"><text:span text:style-name="T13">if code &gt;= 128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error-handling</text:p>
          </draw:text-box>
        </draw:frame>
        <draw:frame presentation:style-name="pr7" draw:text-style-name="P11" draw:layer="layout" svg:width="25.199cm" svg:height="13.86cm" svg:x="1.4cm" svg:y="4.507cm" presentation:class="outline" presentation:user-transformed="true">
          <draw:text-box>
            <text:p text:style-name="P8"><text:span text:style-name="T3">def</text:span><text:span text:style-name="T6"> </text:span><text:span text:style-name="T14">ASCII_to_char</text:span><text:span text:style-name="T6">(code):</text:span></text:p>
            <text:p text:style-name="P9"><text:span text:style-name="T7">"""Convert from a numerical ASCII code</text:span></text:p>
            <text:p text:style-name="P9"><text:span text:style-name="T7">to the corresponding character.</text:span></text:p>
            <text:p text:style-name="P9"><text:span text:style-name="T7"/></text:p>
            <text:p text:style-name="P9"><text:span text:style-name="T7">pre: code is an integer</text:span></text:p>
            <text:p text:style-name="P9"><text:span text:style-name="T7">post: returns the corresponding character</text:span></text:p>
            <text:p text:style-name="P9"><text:span text:style-name="T7">"""</text:span></text:p>
            <text:p text:style-name="P9"><text:span text:style-name="T8">if</text:span><text:span text:style-name="T10"> (code &lt;= 0) </text:span><text:span text:style-name="T8">or</text:span><text:span text:style-name="T10"> (code &gt;= 128):</text:span></text:p>
            <text:p text:style-name="P10"><text:span text:style-name="T9">print</text:span><text:span text:style-name="T10"> </text:span><text:span text:style-name="T7">"ASCII_to_char(): needs to be &lt;128"</text:span></text:p>
            <text:p text:style-name="P9"><text:span text:style-name="T8">else</text:span><text:span text:style-name="T10">:</text:span></text:p>
            <text:p text:style-name="P10"><text:span text:style-name="T8">return</text:span><text:span text:style-name="T10"> </text:span><text:span text:style-name="T9">chr</text:span><text:span text:style-name="T10">(code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ll-by-value, call-by-reference</text:p>
          </draw:text-box>
        </draw:frame>
        <draw:frame presentation:style-name="pr5" draw:text-style-name="P4" draw:layer="layout" svg:width="25.199cm" svg:height="14.641cm" svg:x="1.4cm" svg:y="4.507cm" presentation:class="outline" presentation:user-transformed="true">
          <draw:text-box>
            <text:list text:style-name="L2">
              <text:list-item>
                <text:p text:style-name="P4"><text:span text:style-name="T15">In some languages functions can have </text:span><text:span text:style-name="T16">side effects</text:span><text:span text:style-name="T15">:(M2)</text:span></text:p>
              </text:list-item>
            </text:list>
            <text:p text:style-name="P8"><text:span text:style-name="T17">PROCEDURE DoubleThis(</text:span><text:span text:style-name="T18">VAR</text:span><text:span text:style-name="T17"> x: INT);</text:span></text:p>
            <text:p text:style-name="P8"><text:span text:style-name="T17">BEGIN</text:span></text:p>
            <text:p text:style-name="P9"><text:span text:style-name="T19">x := x * 2;</text:span></text:p>
            <text:p text:style-name="P8"><text:span text:style-name="T17">END DoubleThis;</text:span><text:span text:style-name="T17"><text:line-break/></text:span><text:span text:style-name="T17"/></text:p>
            <text:p text:style-name="P8"><text:span text:style-name="T17">numApples := 5;</text:span></text:p>
            <text:p text:style-name="P8"><text:span text:style-name="T17">DoubleThis(numApples);</text:span></text:p>
            <text:list text:continue-numbering="true" text:style-name="L2">
              <text:list-item>
                <text:p text:style-name="P4"><text:span text:style-name="T20">Call-by-value</text:span><text:span text:style-name="T21"> means that the value in the actual parameter is </text:span><text:span text:style-name="T20">copied</text:span><text:span text:style-name="T21"> into the formal parameter</text:span></text:p>
              </text:list-item>
              <text:list-item>
                <text:p text:style-name="P4"><text:span text:style-name="T20">Call-by-reference</text:span><text:span text:style-name="T21"> means that the formal parameter is a </text:span><text:span text:style-name="T20">reference</text:span><text:span text:style-name="T21"> to the actual parameter, so it can </text:span><text:span text:style-name="T20">modify</text:span><text:span text:style-name="T21"> the actual parameter (side effec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is both CBV and CBR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In <text:span text:style-name="T1">M2</text:span>, parameters are <text:span text:style-name="T11">call-by-value</text:span></text:p>
                <text:list>
                  <text:list-item>
                    <text:p text:style-name="P5">Unless the formal parameter is prefixed with “<text:span text:style-name="T22">VAR</text:span>”: then it's <text:span text:style-name="T11">call-by-reference</text:span></text:p>
                  </text:list-item>
                </text:list>
              </text:list-item>
              <text:list-item>
                <text:p text:style-name="P4">In <text:span text:style-name="T1">C</text:span>, parameters are <text:span text:style-name="T11">call-by-value</text:span></text:p>
                <text:list>
                  <text:list-item>
                    <text:p text:style-name="P5">But parameters can be “<text:span text:style-name="T11">pointers</text:span>”</text:p>
                  </text:list-item>
                </text:list>
              </text:list-item>
              <text:list-item>
                <text:p text:style-name="P4"><text:span text:style-name="T1">Python</text:span> is a bit complicated: roughly speaking,</text:p>
                <text:list>
                  <text:list-item>
                    <text:p text:style-name="P5"><text:span text:style-name="T1">Immutable</text:span> objects <text:span text:style-name="T22">(7, -3.5, False)</text:span><text:span text:style-name="T22"><text:line-break/></text:span>are <text:span text:style-name="T11">call-by-value</text:span></text:p>
                  </text:list-item>
                  <text:list-item>
                    <text:p text:style-name="P5"><text:span text:style-name="T1">Mutable</text:span> objects <text:span text:style-name="T22">(lists, user-defined objects)</text:span> are <text:span text:style-name="T11">call-by-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of CBV in Python</text:p>
          </draw:text-box>
        </draw:frame>
        <draw:frame presentation:style-name="pr5" draw:text-style-name="P13" draw:layer="layout" svg:width="25.199cm" svg:height="14.558cm" svg:x="1.4cm" svg:y="4.507cm" presentation:class="outline">
          <draw:text-box>
            <text:p text:style-name="P13"><text:span text:style-name="T23">def</text:span><text:span text:style-name="T24"> </text:span><text:span text:style-name="T25">double_this</text:span><text:span text:style-name="T24">(x):</text:span></text:p>
            <text:p text:style-name="P8"><text:span text:style-name="T26">”””</text:span><text:span text:style-name="T26">Double whatever is passed as a parameter.”””</text:span></text:p>
            <text:p text:style-name="P8"><text:span text:style-name="T27">x *= 2</text:span></text:p>
            <text:p text:style-name="P13"><text:span text:style-name="T28"/></text:p>
            <text:p text:style-name="P13"><text:span text:style-name="T24">numApples = 5</text:span></text:p>
            <text:p text:style-name="P13"><text:span text:style-name="T29">double_this(</text:span><text:span text:style-name="T24">5</text:span><text:span text:style-name="T29">)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0"># x == 10</text:span></text:p>
            <text:p text:style-name="P13"><text:span text:style-name="T29">double_this(</text:span><text:span text:style-name="T24">numApples</text:span><text:span text:style-name="T29">)</text:span><text:span text:style-name="T29"><text:tab/></text:span><text:span text:style-name="T29"><text:tab/></text:span><text:span text:style-name="T29"><text:tab/></text:span><text:span text:style-name="T30"># x == 10</text:span></text:p>
            <text:p text:style-name="P13"><text:span text:style-name="T29">double_this(</text:span><text:span text:style-name="T24">“Hello”</text:span><text:span text:style-name="T29">)</text:span><text:span text:style-name="T29"><text:tab/></text:span><text:span text:style-name="T29"><text:tab/></text:span><text:span text:style-name="T29"><text:tab/></text:span><text:span text:style-name="T29"><text:tab/></text:span><text:span text:style-name="T30"># x == “HelloHello”</text:span></text:p>
            <text:p text:style-name="P13"><text:span text:style-name="T31"/></text:p>
            <text:list text:style-name="L2">
              <text:list-item>
                <text:p text:style-name="P4"><text:span text:style-name="T32">The </text:span><text:span text:style-name="T33">global</text:span><text:span text:style-name="T32"> variable </text:span><text:span text:style-name="T34">numApples</text:span><text:span text:style-name="T32"> </text:span><text:span text:style-name="T33">isn't</text:span><text:span text:style-name="T32"> modified, because the changes are only done to the </text:span><text:span text:style-name="T33">local</text:span><text:span text:style-name="T32"> formal parameter </text:span><text:span text:style-name="T34">x</text:span><text:span text:style-name="T32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>Task: Translate characters into <text:span text:style-name="T1">ROT13</text:span><text:span text:style-name="T1"><text:line-break/></text:span>one line at a time:</text:p>
                <text:list>
                  <text:list-item>
                    <text:p>Treat each letter <text:span text:style-name="T1">A-Z</text:span> as a number <text:span text:style-name="T1">1-26</text:span>,</text:p>
                  </text:list-item>
                  <text:list-item>
                    <text:p><text:span text:style-name="T1">Add 13</text:span>, wrap-around if needed</text:p>
                  </text:list-item>
                  <text:list-item>
                    <text:p>Convert back to a <text:span text:style-name="T1">letter</text:span></text:p>
                  </text:list-item>
                  <text:list-item>
                    <text:p>Preserve <text:span text:style-name="T1">case</text:span></text:p>
                  </text:list-item>
                  <text:list-item>
                    <text:p>Leave all <text:span text:style-name="T1">non-letter</text:span> characters alone</text:p>
                  </text:list-item>
                </text:list>
              </text:list-item>
              <text:list-item>
                <text:p>e.g., <text:span text:style-name="T11">ROT13 ('</text:span><text:span text:style-name="T2">a</text:span><text:span text:style-name="T11">') == '</text:span><text:span text:style-name="T2">n</text:span><text:span text:style-name="T11">',</text:span><text:span text:style-name="T11"><text:line-break/></text:span><text:span text:style-name="T11">ROT13 ('</text:span><text:span text:style-name="T2">P</text:span><text:span text:style-name="T11">') == '</text:span><text:span text:style-name="T2">C</text:span><text:span text:style-name="T11">',</text:span><text:span text:style-name="T11"><text:line-break/></text:span><text:span text:style-name="T11">ROT13 ('</text:span><text:span text:style-name="T2">#</text:span><text:span text:style-name="T11">') == '</text:span><text:span text:style-name="T2">#</text:span><text:span text:style-name="T11">'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" text:style-name="P4"><text:span text:style-name="T1">Input</text:span>:</text:p>
                <text:list>
                  <text:list-item>
                    <text:p text:id="id2" text:style-name="P5">A sequence of <text:span text:style-name="T1">letters</text:span>, ending with a newline</text:p>
                  </text:list-item>
                </text:list>
              </text:list-item>
              <text:list-item>
                <text:p text:id="id3" text:style-name="P4"><text:span text:style-name="T1">Computation</text:span>:</text:p>
                <text:list>
                  <text:list-item>
                    <text:p text:id="id4" text:style-name="P5">Convert letter to <text:span text:style-name="T1">numerical</text:span> form</text:p>
                  </text:list-item>
                  <text:list-item>
                    <text:p text:id="id5" text:style-name="P5">Add <text:span text:style-name="T1">13</text:span> and wrap-around if necessary</text:p>
                  </text:list-item>
                  <text:list-item>
                    <text:p text:id="id6" text:style-name="P5">Convert back to <text:span text:style-name="T1">letter</text:span> form</text:p>
                  </text:list-item>
                </text:list>
              </text:list-item>
              <text:list-item>
                <text:p text:id="id7" text:style-name="P4"><text:span text:style-name="T1">Output</text:span>:</text:p>
                <text:list>
                  <text:list-item>
                    <text:p text:id="id8" text:style-name="P5">Print <text:span text:style-name="T1">ROT13</text:span>'d character to scre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convert A-Z to 1-26</text:p>
          </draw:text-box>
        </draw:frame>
        <draw:frame presentation:style-name="pr5" draw:text-style-name="P4" draw:layer="layout" svg:width="25.199cm" svg:height="14.646cm" svg:x="1.4cm" svg:y="4.507cm" presentation:class="outline" presentation:user-transformed="true">
          <draw:text-box>
            <text:list text:style-name="L2">
              <text:list-item>
                <text:p text:style-name="P4">How do we convert from a letter character to a <text:span text:style-name="T1">numerical</text:span> code?</text:p>
                <text:list>
                  <text:list-item>
                    <text:p text:style-name="P5">Use <text:span text:style-name="T11">ord(char)</text:span>: try this out in <text:span text:style-name="T1">IDLE</text:span></text:p>
                  </text:list-item>
                  <text:list-item>
                    <text:p text:style-name="P5">Or write a <text:span text:style-name="T1">testbed</text:span> program:</text:p>
                  </text:list-item>
                </text:list>
              </text:list-item>
            </text:list>
            <text:p text:style-name="P8"><text:span text:style-name="T6">char =</text:span><text:span text:style-name="T4"> </text:span><text:span text:style-name="T35">raw_input</text:span><text:span text:style-name="T6">(</text:span><text:span text:style-name="T4">"Type one character: "</text:span><text:span text:style-name="T6">)</text:span></text:p>
            <text:p text:style-name="P8"><text:span text:style-name="T35">print</text:span><text:span text:style-name="T4"> "The ASCII code for %s is %d."</text:span><text:span text:style-name="T6"> % \</text:span></text:p>
            <text:p text:style-name="P9"><text:span text:style-name="T10">(char, </text:span><text:span text:style-name="T9">ord</text:span><text:span text:style-name="T10">(char))</text:span></text:p>
            <text:p text:style-name="P9"><text:span text:style-name="T10"/></text:p>
            <text:list text:continue-numbering="true" text:style-name="L2">
              <text:list-item>
                <text:p text:style-name="P4"><text:span text:style-name="T2">ASCII codes: 'A' = </text:span><text:span text:style-name="T1">65</text:span><text:span text:style-name="T2">, 'B' = </text:span><text:span text:style-name="T1">66</text:span><text:span text:style-name="T2">, …, 'Z' = </text:span><text:span text:style-name="T1">90</text:span><text:span text:style-name="T2">,</text:span><text:span text:style-name="T2"><text:line-break/></text:span><text:span text:style-name="T2"> 'a' = </text:span><text:span text:style-name="T1">97</text:span><text:span text:style-name="T2">, 'z' = </text:span><text:span text:style-name="T1">122</text:span></text:p>
              </text:list-item>
              <text:list-item>
                <text:p text:style-name="P4"><text:span text:style-name="T2">Convert back with </text:span><text:span text:style-name="T11">chr(cod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10" draw:text-style-name="P14" draw:layer="layout" svg:width="25.199cm" svg:height="14.98cm" svg:x="1.4cm" svg:y="4.507cm" presentation:class="outline" presentation:user-transformed="true">
          <draw:text-box>
            <text:list text:style-name="L3">
              <text:list-item>
                <text:p text:id="id9"><text:span text:style-name="T36">Print </text:span><text:span text:style-name="T37">intro</text:span><text:span text:style-name="T36"> to the user</text:span></text:p>
              </text:list-item>
              <text:list-item>
                <text:p text:id="id10"><text:span text:style-name="T36">For each </text:span><text:span text:style-name="T37">character</text:span><text:span text:style-name="T36"> in the string:</text:span></text:p>
                <text:list>
                  <text:list-item>
                    <text:p text:id="id11"><text:span text:style-name="T38">Convert to </text:span><text:span text:style-name="T39">ASCII</text:span><text:span text:style-name="T38"> numerical code</text:span></text:p>
                  </text:list-item>
                  <text:list-item>
                    <text:p text:id="id12"><text:span text:style-name="T38">If character is an </text:span><text:span text:style-name="T39">uppercase</text:span><text:span text:style-name="T38"> letter,</text:span></text:p>
                    <text:list>
                      <text:list-item>
                        <text:p text:id="id13"><text:span text:style-name="T40">Add 13</text:span><text:span text:style-name="T41"> to code</text:span></text:p>
                      </text:list-item>
                      <text:list-item>
                        <text:p text:id="id14"><text:span text:style-name="T41">If code is now beyond 'Z', </text:span><text:span text:style-name="T40">subtract 26</text:span></text:p>
                      </text:list-item>
                    </text:list>
                  </text:list-item>
                  <text:list-item>
                    <text:p text:id="id15"><text:span text:style-name="T38">Else if character is a </text:span><text:span text:style-name="T39">lowercase</text:span><text:span text:style-name="T38"> letter,</text:span></text:p>
                    <text:list>
                      <text:list-item>
                        <text:p text:id="id16"><text:span text:style-name="T40">Add 13</text:span><text:span text:style-name="T41"> to code</text:span></text:p>
                      </text:list-item>
                      <text:list-item>
                        <text:p text:id="id17"><text:span text:style-name="T41">If code is now beyond 'z', </text:span><text:span text:style-name="T40">subtract 26</text:span></text:p>
                      </text:list-item>
                    </text:list>
                  </text:list-item>
                  <text:list-item>
                    <text:p text:id="id18"><text:span text:style-name="T38">Else (any </text:span><text:span text:style-name="T39">other</text:span><text:span text:style-name="T38"> kind of character),</text:span></text:p>
                    <text:list>
                      <text:list-item>
                        <text:p text:id="id19"><text:span text:style-name="T40">Leave</text:span><text:span text:style-name="T41"> it alone</text:span></text:p>
                      </text:list-item>
                    </text:list>
                  </text:list-item>
                  <text:list-item>
                    <text:p text:id="id20"><text:span text:style-name="T38">Convert back to </text:span><text:span text:style-name="T39">character</text:span><text:span text:style-name="T38"> and pr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fun with strings</text:p>
          </draw:text-box>
        </draw:frame>
        <draw:frame presentation:style-name="pr5" draw:text-style-name="P15" draw:layer="layout" svg:width="25.199cm" svg:height="14.557cm" svg:x="1.4cm" svg:y="4.507cm" presentation:class="outline" presentation:user-transformed="true">
          <draw:text-box>
            <text:list text:style-name="L2">
              <text:list-item>
                <text:p text:style-name="P4"><text:span text:style-name="T20">Index</text:span><text:span text:style-name="T21"> into a string (more on array indexing later):</text:span></text:p>
                <text:list>
                  <text:list-item>
                    <text:list>
                      <text:list-item>
                        <text:p text:style-name="P6"><text:span text:style-name="T42">name = "Golden Delicious"</text:span></text:p>
                      </text:list-item>
                      <text:list-item>
                        <text:p text:style-name="P6"><text:span text:style-name="T42">name</text:span><text:span text:style-name="T43">[0]</text:span><text:span text:style-name="T42"> is 'G'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0">Length</text:span><text:span text:style-name="T21"> of a string:</text:span></text:p>
                <text:list>
                  <text:list-item>
                    <text:list>
                      <text:list-item>
                        <text:p text:style-name="P6"><text:span text:style-name="T43">len</text:span><text:span text:style-name="T42">( name )</text:span><text:span text:style-name="T42"><text:tab/></text:span><text:span text:style-name="T42"><text:tab/></text:span><text:span text:style-name="T42"><text:tab/></text:span><text:span text:style-name="T42"><text:tab/></text:span><text:span text:style-name="T44">&gt;&gt;&gt;</text:span><text:span text:style-name="T42"> 16</text:span></text:p>
                      </text:list-item>
                      <text:list-item>
                        <text:p text:style-name="P6"><text:span text:style-name="T42">name[ </text:span><text:span text:style-name="T43">len</text:span><text:span text:style-name="T42">( name ) - 1 ] </text:span><text:span text:style-name="T44">&gt;&gt;&gt;</text:span><text:span text:style-name="T42"> 's'</text:span><text:span text:style-name="T45"> (last char)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6">Iterate</text:span><text:span text:style-name="T47"> over string:</text:span></text:p>
                <text:list>
                  <text:list-item>
                    <text:list>
                      <text:list-item>
                        <text:p text:style-name="P6"><text:span text:style-name="T42">for idx in range( len( myString ) ):</text:span></text:p>
                      </text:list-item>
                    </text:list>
                  </text:list-item>
                  <text:list-item>
                    <text:p><text:span text:style-name="T48">Or just:</text:span><text:span text:style-name="T48"><text:tab/></text:span><text:span text:style-name="T48"> </text:span><text:span text:style-name="T42">for char in myString:</text:span></text:p>
                  </text:list-item>
                </text:list>
              </text:list-item>
              <text:list-item>
                <text:p text:style-name="P4"><text:span text:style-name="T48">In Python, chars are just strings of </text:span><text:span text:style-name="T49">length 1</text:span></text:p>
                <text:list>
                  <text:list-item>
                    <text:p text:style-name="P5"><text:span text:style-name="T50">In C, M2, etc., strings are </text:span><text:span text:style-name="T49">arrays</text:span><text:span text:style-name="T50"> of charact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Test for upper/lower case?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Our pseudocode involves a test if the character is an <text:span text:style-name="T1">uppercase</text:span> letter or <text:span text:style-name="T1">lowercase</text:span> letter</text:p>
              </text:list-item>
              <text:list-item>
                <text:p text:style-name="P4">How to do that?</text:p>
              </text:list-item>
            </text:list>
            <text:p text:style-name="P13"><text:span text:style-name="T51">if (code &gt;= ord('a')) and (code &lt;= ord('z')):</text:span></text:p>
            <text:p text:style-name="P8"><text:span text:style-name="T52"># lowercase</text:span></text:p>
            <text:p text:style-name="P13"><text:span text:style-name="T51">elif (code &gt;= ord('A')) and (code &lt;= ord('Z')):</text:span></text:p>
            <text:p text:style-name="P8"><text:span text:style-name="T52"># uppercase</text:span></text:p>
            <text:p text:style-name="P13"><text:span text:style-name="T51">else:</text:span></text:p>
            <text:p text:style-name="P8"><text:span text:style-name="T52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Case check, simplified</text:p>
          </draw:text-box>
        </draw:frame>
        <draw:frame presentation:style-name="pr12" draw:layer="layout" svg:width="25.199cm" svg:height="14.258cm" svg:x="1.4cm" svg:y="4.507cm" presentation:class="outline" presentation:user-transformed="true">
          <draw:text-box>
            <text:list text:style-name="L2">
              <text:list-item>
                <text:p>Python can <text:span text:style-name="T1">combine</text:span> comparison operators:</text:p>
              </text:list-item>
            </text:list>
            <text:p text:style-name="P13"><text:span text:style-name="T51">if 5 &lt; x &lt; 12:</text:span></text:p>
            <text:list text:continue-numbering="true" text:style-name="L2">
              <text:list-item>
                <text:p>So: uppercase/lowercase check, simplified:</text:p>
              </text:list-item>
            </text:list>
            <text:p text:style-name="P4"><text:span text:style-name="T53"/></text:p>
            <text:p text:style-name="P13"><text:span text:style-name="T51">if ord('a') &lt;= code &lt;= ord('z'):</text:span></text:p>
            <text:p text:style-name="P8"><text:span text:style-name="T52"># lowercase</text:span></text:p>
            <text:p text:style-name="P13"><text:span text:style-name="T51">elif ord('A') &lt;= code &lt;= ord('Z'):</text:span></text:p>
            <text:p text:style-name="P8"><text:span text:style-name="T52"># uppercase</text:span></text:p>
            <text:p text:style-name="P13"><text:span text:style-name="T51">else:</text:span></text:p>
            <text:p text:style-name="P8"><text:span text:style-name="T52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Outputting just one character</text:p>
          </draw:text-box>
        </draw:frame>
        <draw:frame presentation:style-name="pr12" draw:layer="layout" svg:width="25.199cm" svg:height="14.016cm" svg:x="1.4cm" svg:y="4.507cm" presentation:class="outline">
          <draw:text-box>
            <text:list text:style-name="L2">
              <text:list-item>
                <text:p>We want to process<text:span text:style-name="T1"> one character </text:span>at a time</text:p>
                <text:list>
                  <text:list-item>
                    <text:p>And <text:span text:style-name="T1">output</text:span> one character at a time</text:p>
                  </text:list-item>
                </text:list>
              </text:list-item>
              <text:list-item>
                <text:p>But <text:span text:style-name="T22">print</text:span> always adds something to the output</text:p>
                <text:list>
                  <text:list-item>
                    <text:p>Either a <text:span text:style-name="T1">newline</text:span> (<text:span text:style-name="T22">print</text:span>) or <text:span text:style-name="T1">space</text:span> (<text:span text:style-name="T22">print ,</text:span>)</text:p>
                  </text:list-item>
                </text:list>
              </text:list-item>
              <text:list-item>
                <text:p>How to output <text:span text:style-name="T1">exactly</text:span> what we want?</text:p>
              </text:list-item>
            </text:list>
            <text:p text:style-name="P13"><text:span text:style-name="T51">import sys</text:span></text:p>
            <text:p text:style-name="P13"><text:span text:style-name="T51">sys.stdout.write( “Hello, World!” )</text:span></text:p>
            <text:list text:continue-numbering="true" text:style-name="L2">
              <text:list-item>
                <text:list>
                  <text:list-item>
                    <text:p><text:span text:style-name="T1">No newline</text:span> unless it's in the string (<text:span text:style-name="T11">“\n”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tub program: pseudocode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54">For</text:span><text:span text:style-name="T55"> each character in the string:</text:span></text:p>
                <text:list>
                  <text:list-item>
                    <text:p text:style-name="P5"><text:span text:style-name="T56">Convert to </text:span><text:span text:style-name="T57">ASCII</text:span><text:span text:style-name="T56"> numerical code</text:span></text:p>
                  </text:list-item>
                  <text:list-item>
                    <text:p text:style-name="P5"><text:span text:style-name="T56">Convert back to </text:span><text:span text:style-name="T57">character</text:span></text:p>
                  </text:list-item>
                  <text:list-item>
                    <text:p text:style-name="P5"><text:span text:style-name="T57">Print</text:span><text:span text:style-name="T56"> ASCII code and converted character</text:span><text:span text:style-name="T58"><text:line-break/></text:span><text:span text:style-name="T58"><text:line-break/></text:span><text:span text:style-name="T58"/></text:p>
                  </text:list-item>
                </text:list>
              </text:list-item>
              <text:list-item>
                <text:p text:style-name="P4"><text:span text:style-name="T59">This </text:span><text:span text:style-name="T60">stub</text:span><text:span text:style-name="T59"> program allows us to test the</text:span><text:span text:style-name="T59"><text:line-break/></text:span><text:span text:style-name="T59">char&lt;-&gt;ASCII </text:span><text:span text:style-name="T60">conversion</text:span><text:span text:style-name="T59"> process</text:span><text:span text:style-name="T59"><text:line-break/></text:span><text:span text:style-name="T59">and the </text:span><text:span text:style-name="T60">string indexing</text:span></text:p>
              </text:list-item>
              <text:list-item>
                <text:p text:style-name="P4"><text:span text:style-name="T59">Tackle the </text:span><text:span text:style-name="T60">ROT13</text:span><text:span text:style-name="T59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8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ub program: Python code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p text:style-name="P4"><text:span text:style-name="T61">"""Convert to ASCII code and back."""</text:span></text:p>
            <text:p text:style-name="P4"><text:span text:style-name="T62">text = </text:span><text:span text:style-name="T63">raw_input</text:span><text:span text:style-name="T62">("Input text? ")</text:span></text:p>
            <text:p text:style-name="P4"><text:span text:style-name="T64">for</text:span><text:span text:style-name="T62"> char </text:span><text:span text:style-name="T64">in</text:span><text:span text:style-name="T62"> </text:span><text:span text:style-name="T62">text:</text:span><text:span text:style-name="T62"><text:tab/></text:span><text:span text:style-name="T62"><text:tab/></text:span><text:span text:style-name="T62"><text:tab/></text:span><text:span text:style-name="T62"><text:tab/></text:span><text:span text:style-name="T64"># iterate over string</text:span></text:p>
            <text:p text:style-name="P13"><text:span text:style-name="T65">code = </text:span><text:span text:style-name="T66">ord</text:span><text:span text:style-name="T65">(char)</text:span></text:p>
            <text:p text:style-name="P13"><text:span text:style-name="T65">char = </text:span><text:span text:style-name="T66">chr</text:span><text:span text:style-name="T65">(code)</text:span></text:p>
            <text:p text:style-name="P13"><text:span text:style-name="T66">print</text:span><text:span text:style-name="T65"> char, code,</text:span></text:p>
            <text:p text:style-name="P13"><text:span text:style-name="T67"/></text:p>
            <text:list text:style-name="L2">
              <text:list-item>
                <text:p text:style-name="P4"><text:span text:style-name="T68">Sample input: </text:span><text:span text:style-name="T69">hiya</text:span></text:p>
              </text:list-item>
              <text:list-item>
                <text:p text:style-name="P4"><text:span text:style-name="T68">Sample output: </text:span><text:span text:style-name="T69">h 104 i 105 y 121 a 97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p text:style-name="P4"><text:span text:style-name="T61">"""Apply ROT13 encoding."""</text:span></text:p>
            <text:p text:style-name="P4"><text:span text:style-name="T64">import</text:span><text:span text:style-name="T61"> </text:span><text:span text:style-name="T62">sys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70"># sys.stdout.write()</text:span></text:p>
            <text:p text:style-name="P4"><text:span text:style-name="T62">text =</text:span><text:span text:style-name="T61"> </text:span><text:span text:style-name="T63">raw_input</text:span><text:span text:style-name="T62">(</text:span><text:span text:style-name="T61">"Input text? "</text:span><text:span text:style-name="T62">)</text:span></text:p>
            <text:p text:style-name="P4"><text:span text:style-name="T64">for</text:span><text:span text:style-name="T61"> </text:span><text:span text:style-name="T62">char</text:span><text:span text:style-name="T61"> </text:span><text:span text:style-name="T64">in</text:span><text:span text:style-name="T61"> </text:span><text:span text:style-name="T62">text:</text:span><text:span text:style-name="T62"><text:tab/></text:span><text:span text:style-name="T62"><text:tab/></text:span><text:span text:style-name="T62"><text:tab/></text:span><text:span text:style-name="T62"><text:tab/></text:span><text:span text:style-name="T61"><text:tab/></text:span><text:span text:style-name="T70"># iterate over string</text:span></text:p>
            <text:p text:style-name="P13"><text:span text:style-name="T65">code = </text:span><text:span text:style-name="T66">ord</text:span><text:span text:style-name="T65">(char)</text:span></text:p>
            <text:p text:style-name="P13"><text:span text:style-name="T65">if </text:span><text:span text:style-name="T66">ord</text:span><text:span text:style-name="T65">('a') &lt;= code &lt;= </text:span><text:span text:style-name="T66">ord</text:span><text:span text:style-name="T65">('z'):</text:span><text:span text:style-name="T65"><text:tab/></text:span><text:span text:style-name="T71"># lowercase</text:span></text:p>
            <text:p text:style-name="P8"><text:span text:style-name="T72">code += 13</text:span></text:p>
            <text:p text:style-name="P8"><text:span text:style-name="T72">if code &gt; </text:span><text:span text:style-name="T73">ord</text:span><text:span text:style-name="T72">('z'):</text:span><text:span text:style-name="T74"><text:tab/></text:span><text:span text:style-name="T74"><text:tab/></text:span><text:span text:style-name="T74"><text:tab/></text:span><text:span text:style-name="T74"><text:tab/></text:span><text:span text:style-name="T52"># wraparound</text:span></text:p>
            <text:p text:style-name="P9"><text:span text:style-name="T75">code –= 26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, p.2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p text:style-name="P19"><text:span text:style-name="T76"/></text:p>
            <text:p text:style-name="P13"><text:span text:style-name="T77">elif</text:span><text:span text:style-name="T65"> </text:span><text:span text:style-name="T66">ord</text:span><text:span text:style-name="T65">('A') &lt;= code &lt;= </text:span><text:span text:style-name="T66">ord</text:span><text:span text:style-name="T65">('Z'):</text:span><text:span text:style-name="T65"><text:tab/></text:span><text:span text:style-name="T71">#uppercase</text:span></text:p>
            <text:p text:style-name="P8"><text:span text:style-name="T72">code += 13</text:span></text:p>
            <text:p text:style-name="P8"><text:span text:style-name="T72">if code &gt; </text:span><text:span text:style-name="T73">ord</text:span><text:span text:style-name="T72">('Z'):</text:span><text:span text:style-name="T72"><text:tab/></text:span><text:span text:style-name="T74"><text:tab/></text:span><text:span text:style-name="T74"><text:tab/></text:span><text:span text:style-name="T74"><text:tab/></text:span><text:span text:style-name="T74"><text:tab/></text:span><text:span text:style-name="T52"># wraparound</text:span></text:p>
            <text:p text:style-name="P9"><text:span text:style-name="T75">code –= 26</text:span></text:p>
            <text:p text:style-name="P13"><text:span text:style-name="T65">char = </text:span><text:span text:style-name="T66">chr</text:span><text:span text:style-name="T65">(code)</text:span></text:p>
            <text:p text:style-name="P13"><text:span text:style-name="T66">sys.stdout.write</text:span><text:span text:style-name="T65">(char)</text:span></text:p>
            <text:p text:style-name="P4"><text:span text:style-name="T63">print</text:span></text:p>
            <text:p text:style-name="P4"><text:span text:style-name="T12"/></text:p>
            <text:p text:style-name="P4"><text:span text:style-name="T78"><text:a xlink:href="http://twu.seanho.com/python/rot13.py">http://twu.seanho.com/python/rot13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5" draw:text-style-name="P4" draw:layer="layout" svg:width="25.199cm" svg:height="14.654cm" svg:x="1.4cm" svg:y="4.507cm" presentation:class="outline" presentation:user-transformed="true">
          <draw:text-box>
            <text:list text:style-name="L2">
              <text:list-item>
                <text:p text:style-name="P4">Input: <text:span text:style-name="T79">hiya</text:span></text:p>
                <text:list>
                  <text:list-item>
                    <text:p text:style-name="P5">Output: <text:span text:style-name="T22">uvln</text:span></text:p>
                  </text:list-item>
                </text:list>
              </text:list-item>
              <text:list-item>
                <text:p text:style-name="P4">Input: <text:span text:style-name="T79">uvln</text:span></text:p>
                <text:list>
                  <text:list-item>
                    <text:p text:style-name="P5">Output: <text:span text:style-name="T22">hiya</text:span></text:p>
                  </text:list-item>
                </text:list>
              </text:list-item>
              <text:list-item>
                <text:p text:style-name="P4">Input: <text:span text:style-name="T79">Hello World! <text:s/>This is a longer example.</text:span></text:p>
                <text:list>
                  <text:list-item>
                    <text:p text:style-name="P5">Output: <text:span text:style-name="T22">Uryyb Jbeyq! Guvf vf n ybatre rknzcyr.</text:span></text:p>
                  </text:list-item>
                </text:list>
              </text:list-item>
              <text:list-item>
                <text:p text:style-name="P4"><text:span text:style-name="T1">Generalizations</text:span><text:span text:style-name="T2">/extensions?</text:span></text:p>
                <text:list>
                  <text:list-item>
                    <text:p text:style-name="P5"><text:span text:style-name="T2">Handle multiple lines one line at a time?</text:span></text:p>
                    <text:list>
                      <text:list-item>
                        <text:p text:style-name="P6"><text:span text:style-name="T2">How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25T16:07:17</meta:creation-date>
    <dc:date>2009-09-30T13:47:23</dc:date>
    <meta:editing-cycles>26</meta:editing-cycles>
    <meta:editing-duration>PT06H56M26S</meta:editing-duration>
    <dc:creator>sean ho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